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REATEGUI, WI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AL SAAVEDRA, LE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29650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ENGIFO RABINES, ROSA DE JESU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731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.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48.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8.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52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